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csheetCodeGenerator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gicsheetCodeGenerator.generateCode( Source source , AbstractXMLPipe fil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gicsheetCodeGenerator.addLogicsheet( Logicsheet logicshe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gicsheetCodeGenerator.getTransformer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